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rst-unique-character-in-a-string/" text:style-name="Internet_20_link" text:visited-style-name="Visited_20_Internet_20_Link"><text:span text:style-name="T1">387. First Unique Character in a String</text:span></text:a></text:p>
      <text:p text:style-name="P3">Easy</text:p>
      <text:p text:style-name="P3"/>
      <text:p text:style-name="P4"><text:span text:style-name="T1">Given a string </text:span><text:span text:style-name="Source_20_Text"><text:span text:style-name="T2">s</text:span></text:span><text:span text:style-name="T1">, </text:span><text:span text:style-name="Emphasis"><text:span text:style-name="T1">find the first non-repeating character in it and return its index</text:span></text:span><text:span text:style-name="T1">. If it does not exist, return </text:span><text:span text:style-name="Source_20_Text"><text:span text:style-name="T2">-1</text:span></text:span><text:span text:style-name="T1">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leetcode"</text:span></text:p>
      <text:p text:style-name="P1"><text:span text:style-name="Strong_20_Emphasis"><text:span text:style-name="T1">Output:</text:span></text:span><text:span text:style-name="T1"> 0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loveleetcode"</text:span></text:p>
      <text:p text:style-name="P1"><text:span text:style-name="Strong_20_Emphasis"><text:span text:style-name="T1">Output:</text:span></text:span><text:span text:style-name="T1"> 2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aabb"</text:span></text:p>
      <text:p text:style-name="P1"><text:span text:style-name="Strong_20_Emphasis"><text:span text:style-name="T1">Output:</text:span></text:span><text:span text:style-name="T1"> -1</text:span></text:p>
      <text:p text:style-name="P5"> </text:p>
      <text:p text:style-name="P4"><text:span text:style-name="Strong_20_Emphasis"><text:span text:style-name="T1">Constraints:</text:span></text:span></text:p>
      <text:list xml:id="list1693905600" text:style-name="L1">
        <text:list-item>
          <text:p text:style-name="P6"><text:span text:style-name="Source_20_Text"><text:span text:style-name="T2">1 &lt;= 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s</text:span></text:span><text:span text:style-name="T1"> consists of only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08T16:35:05.490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7" meta:word-count="69" meta:character-count="362" meta:non-whitespace-character-count="308"/>
  </office:meta>
</office:document-meta>
</file>